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Liberation Serif" svg:font-family="Liberation Serif" style:font-family-generic="roman" style:font-pitch="variable"/>
  </office:font-face-decls>
  <office:automatic-styles>
    <style:style style:name="P1" style:parent-style-name="Heading1" style:master-page-name="MP0" style:family="paragraph">
      <style:paragraph-properties fo:break-before="page"/>
      <style:text-properties fo:language="sv" fo:country="SE"/>
    </style:style>
    <style:style style:name="P2" style:parent-style-name="Normal" style:family="paragraph">
      <style:text-properties fo:language="sv" fo:country="SE"/>
    </style:style>
    <style:style style:name="P3" style:parent-style-name="Normal" style:family="paragraph">
      <style:text-properties fo:language="sv" fo:country="SE"/>
    </style:style>
    <style:style style:name="P4" style:parent-style-name="Heading1" style:family="paragraph">
      <style:text-properties fo:language="sv" fo:country="SE"/>
    </style:style>
    <style:style style:name="P5" style:parent-style-name="Normal" style:family="paragraph">
      <style:text-properties fo:language="sv" fo:country="SE"/>
    </style:style>
    <style:style style:name="P6" style:parent-style-name="Normal" style:family="paragraph">
      <style:text-properties fo:language="sv" fo:country="SE"/>
    </style:style>
    <style:style style:name="P7" style:parent-style-name="Heading2" style:family="paragraph">
      <style:text-properties style:font-name="Times New Roman" style:font-name-complex="Times New Roman" fo:font-weight="bold" style:font-weight-asian="bold" fo:font-size="14pt" style:font-size-asian="14pt" fo:language="sv" fo:country="SE"/>
    </style:style>
    <style:style style:name="P8" style:parent-style-name="Normal" style:family="paragraph">
      <style:text-properties fo:language="sv" fo:country="SE"/>
    </style:style>
    <style:style style:name="P9" style:parent-style-name="Normal" style:family="paragraph">
      <style:text-properties fo:language="sv" fo:country="SE"/>
    </style:style>
    <style:style style:name="P10" style:parent-style-name="Normal" style:family="paragraph">
      <style:text-properties fo:language="sv" fo:country="SE"/>
    </style:style>
    <style:style style:name="P11" style:parent-style-name="Normal" style:family="paragraph">
      <style:text-properties fo:language="sv" fo:country="SE"/>
    </style:style>
    <style:style style:name="P12" style:parent-style-name="Normal" style:family="paragraph">
      <style:text-properties fo:language="sv" fo:country="SE"/>
    </style:style>
    <style:style style:name="P13" style:parent-style-name="Normal" style:family="paragraph">
      <style:text-properties fo:language="sv" fo:country="SE"/>
    </style:style>
    <style:style style:name="P14" style:parent-style-name="Normal" style:family="paragraph">
      <style:text-properties fo:font-weight="bold" style:font-weight-asian="bold" fo:font-size="16pt" style:font-size-asian="16pt" fo:language="sv" fo:country="SE"/>
    </style:style>
    <style:style style:name="P15" style:parent-style-name="Normal" style:family="paragraph">
      <style:text-properties fo:language="sv" fo:country="SE"/>
    </style:style>
    <style:style style:name="P16" style:parent-style-name="Normal" style:family="paragraph">
      <style:text-properties fo:language="sv" fo:country="SE"/>
    </style:style>
  </office:automatic-styles>
  <office:body>
    <office:text text:use-soft-page-breaks="true">
      <text:h text:style-name="P1" text:outline-level="1"><text:bookmark-start text:name="__RefHeading__240_2007412750"/>Mellan bakgrund och syfte (problemställning):</text:h>
      <text:p text:style-name="P2">Hur fungerar en mikroprocessor? (inkludera text och förklara det)</text:p>
      <text:p text:style-name="P3"/>
      <text:h text:style-name="P4" text:outline-level="1">Resultat och analys:<text:bookmark-end text:name="__RefHeading__240_2007412750"/></text:h>
      <text:p text:style-name="P5">Mikroprocessorn fungerade så som vi önskade. Den utförde de matematiska och logiska operationerna och även lite till. Det lilla extra var att mikroprocessorn kunde kombinera olika operationer för att utföra ”hopp” och så kan den kopiera ifrån ett register till det andra.<text:s/>Fetchy var en komponent som togs bort eftersom det var ett hinder för att systemet skulle fungera pga racing condition mellan fetchy och programminnet. Detta ersättas med en programräknare i registret istället. Men trots detta så fick vi mikroprocessorn att funka bra på relativt kort tid som sagt tidigare är vi nöjda med den.</text:p>
      <text:p text:style-name="P6"/>
      <text:h text:style-name="P7" text:outline-level="2">Slutsats:</text:h>
      <text:p text:style-name="P8">Sammanfattningsvis kan vi konstatera att mikroprocessorn<text:s/>fungerade utmärkt och gjort det den<text:s/>skulle. Mikroprocessorn fungerade på så sätt att ALU fick instruktioner ifrån avkodaren vilket i sin tur fick instruktioner ifrån programminnet. Resultatet av all operationer förvaras i<text:s/>registret. MUX:n gav oss alternativet om man önskade att läsa ifrån programminnet istället för<text:s/>registret<text:s/>(eftersom<text:s/>registret<text:s/>var nollställt i början). Problemen vi stötte på (som med fetchy:n) kunde lösas fort så det visade sig inte vara ett stort hinder. Men något vi kunde ändra på skulle vara vår kunskap innan vi började. Vi borde ha läst mer om mikroprocessorer, dess komponenter och VHDL kod så att vi kunde ha undvikit hindren.<text:s/>Processorn skulle kunna förbättras via att implementera en stack (håller koll på vart i programminnet den är, vad den ska göra osv) till den så att den bli mer användarvänlig.</text:p>
      <text:p text:style-name="P9"/>
      <text:p text:style-name="P10"/>
      <text:p text:style-name="P11"/>
      <text:p text:style-name="P12"/>
      <text:p text:style-name="P13"/>
      <text:p text:style-name="P14">ANNAT:</text:p>
      <text:p text:style-name="P15">Metoden var inte felfri. Vissa komponenter var överflödiga och andra komponenters VHDL-kod behövde redigeras. Syftet uppnåddes till en högre grad. Vissa gruppmedlemmar hade svårigheter att fullständigt förstå VHDL-koden. Komponenternas funktion var inte heller fullt förståeliga. Dock verkade mikroprocessorn på ett acceptabelt sätt och den kunde utföra dess logiska och matematiska funktioner. Projektet har ökat våra kunskaper inom VHDL och digital teknik avsevärt. Metoden hade kunnat förbättras genom uppmuntran av teoretiska studier innan projektet påbörjades samt mer experimenterande efter projektet var slutfört. Teoretiska studierna borde ha riktats mot förståelse av komponenter samt VHDL-språket. Trots all dessa hinder, har inte projekts gång påverkats till någon större del. <text:s/></text:p>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Liberation Serif" svg:font-family="Liberation Serif"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833in"/>
      <style:text-properties style:font-name="Liberation Sans" style:font-name-asian="Droid Sans Fallback" style:font-name-complex="FreeSans" fo:font-weight="bold" style:font-weight-asian="bold" style:font-weight-complex="bold"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Normal" style:display-name="Normal" style:family="paragraph">
      <style:paragraph-properties fo:widows="0" fo:orphans="0" style:vertical-align="baseline" fo:margin-bottom="0in" fo:line-height="100%"/>
      <style:text-properties style:font-name="Times New Roman" style:font-name-asian="Times New Roman" style:font-name-complex="Times New Roman" style:letter-kerning="true" fo:font-size="12pt" style:font-size-asian="12pt" style:font-size-complex="12pt" fo:language="en" fo:country="US" style:language-asian="zh" style:country-asian="CN" style:language-complex="hi" style:country-complex="I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Liberation Sans" style:font-name-asian="Droid Sans Fallback" style:font-name-complex="FreeSans" fo:font-weight="bold" style:font-weight-asian="bold" style:font-weight-complex="bold" style:letter-kerning="true" fo:font-size="14pt" style:font-size-asian="14pt" style:font-size-complex="14pt" fo:language="en" fo:country="US" style:language-asian="zh" style:country-asian="CN" style:language-complex="hi" style:country-complex="IN"/>
    </style:style>
    <style:style style:name="Footer" style:display-name="Footer" style:family="paragraph" style:parent-style-name="Normal">
      <style:paragraph-properties text:number-lines="false">
        <style:tab-stops>
          <style:tab-stop style:type="center" style:position="3.3465in"/>
          <style:tab-stop style:type="right" style:position="6.693in"/>
        </style:tab-stops>
      </style:paragraph-properties>
      <style:text-properties style:font-name="Liberation Serif" style:font-name-asian="Droid Sans Fallback" style:font-name-complex="FreeSans" fo:hyphenate="false"/>
    </style:style>
    <style:style style:name="FooterChar" style:display-name="Footer Char" style:family="text" style:parent-style-name="DefaultParagraphFont">
      <style:text-properties style:font-name="Liberation Serif" style:font-name-asian="Droid Sans Fallback" style:font-name-complex="FreeSans" style:letter-kerning="true" fo:font-size="12pt" style:font-size-asian="12pt" style:font-size-complex="12pt" fo:language="en" fo:country="US" style:language-asian="zh" style:country-asian="CN" style:language-complex="hi" style:country-complex="IN"/>
    </style:style>
    <style:style style:name="Heading2Char" style:display-name="Heading 2 Char" style:family="text" style:parent-style-name="DefaultParagraphFont">
      <style:text-properties style:font-name="Calibri Light" style:font-name-asian="Times New Roman" style:font-name-complex="Mangal" fo:color="#2E74B5" style:letter-kerning="true" fo:font-size="13pt" style:font-size-asian="13pt" style:font-size-complex="11.5pt" fo:language="en" fo:country="US"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Luong</meta:initial-creator>
    <dc:creator>David Luong</dc:creator>
    <meta:creation-date>2014-12-15T14:54:00Z</meta:creation-date>
    <dc:date>2014-12-15T14:54:00Z</dc:date>
    <meta:template xlink:href="Normal.dotm" xlink:type="simple"/>
    <meta:editing-cycles>2</meta:editing-cycles>
    <meta:editing-duration>PT0S</meta:editing-duration>
    <meta:document-statistic meta:page-count="1" meta:paragraph-count="4" meta:word-count="386" meta:character-count="2434" meta:row-count="17" meta:non-whitespace-character-count="2052"/>
  </office:meta>
</office:document-meta>
</file>